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center" style:justify-single-word="false"/>
      <style:text-properties fo:font-size="15pt" style:font-size-asian="13.1000003814697pt" style:font-size-complex="15pt"/>
    </style:style>
    <style:style style:name="P2" style:family="paragraph" style:parent-style-name="Preformatted_20_Text">
      <style:paragraph-properties fo:text-align="start" style:justify-single-word="false"/>
      <style:text-properties fo:font-size="15pt" officeooo:paragraph-rsid="001af0d9" style:font-size-asian="13.1000003814697pt" style:font-size-complex="15pt"/>
    </style:style>
    <style:style style:name="P3" style:family="paragraph" style:parent-style-name="Preformatted_20_Text">
      <style:paragraph-properties fo:text-align="start" style:justify-single-word="false"/>
      <style:text-properties officeooo:paragraph-rsid="001af0d9"/>
    </style:style>
    <style:style style:name="P4" style:family="paragraph" style:parent-style-name="Preformatted_20_Text">
      <style:paragraph-properties fo:text-align="start" style:justify-single-word="false"/>
      <style:text-properties officeooo:paragraph-rsid="0033826e"/>
    </style:style>
    <style:style style:name="P5" style:family="paragraph" style:parent-style-name="Preformatted_20_Text">
      <style:paragraph-properties fo:text-align="start" style:justify-single-word="false"/>
      <style:text-properties officeooo:paragraph-rsid="00351b05"/>
    </style:style>
    <style:style style:name="P6" style:family="paragraph" style:parent-style-name="Preformatted_20_Text">
      <style:paragraph-properties fo:text-align="start" style:justify-single-word="false"/>
      <style:text-properties officeooo:paragraph-rsid="0035d252"/>
    </style:style>
    <style:style style:name="P7" style:family="paragraph" style:parent-style-name="Preformatted_20_Text">
      <style:paragraph-properties fo:text-align="start" style:justify-single-word="false"/>
      <style:text-properties officeooo:paragraph-rsid="00364659"/>
    </style:style>
    <style:style style:name="P8" style:family="paragraph" style:parent-style-name="Preformatted_20_Text">
      <style:paragraph-properties fo:text-align="start" style:justify-single-word="false"/>
      <style:text-properties officeooo:paragraph-rsid="00381bc5"/>
    </style:style>
    <style:style style:name="P9" style:family="paragraph" style:parent-style-name="Preformatted_20_Text">
      <style:paragraph-properties fo:text-align="center" style:justify-single-word="false"/>
      <style:text-properties fo:font-size="15pt" style:font-size-asian="13.1000003814697pt" style:font-size-complex="15pt"/>
    </style:style>
    <style:style style:name="T1" style:family="text">
      <style:text-properties fo:font-variant="normal" fo:text-transform="none" fo:color="#000000" style:font-name="Times New Roman" fo:font-size="24pt" fo:letter-spacing="normal" fo:font-style="normal" style:text-underline-style="solid" style:text-underline-width="auto" style:text-underline-color="font-color"/>
    </style:style>
    <style:style style:name="T2" style:family="text">
      <style:text-properties fo:font-variant="normal" fo:text-transform="none" fo:color="#000000" style:font-name="Times New Roman" fo:font-size="24pt" fo:letter-spacing="normal" fo:font-style="normal" style:text-underline-style="solid" style:text-underline-width="auto" style:text-underline-color="font-color" officeooo:rsid="001af0d9"/>
    </style:style>
    <style:style style:name="T3" style:family="text">
      <style:text-properties fo:font-variant="normal" fo:text-transform="none" fo:color="#000000" style:font-name="Times New Roman" fo:font-size="12pt" fo:letter-spacing="normal" fo:font-style="normal" style:text-underline-style="none" fo:font-weight="normal" officeooo:rsid="001af0d9" style:font-size-asian="10.5pt" style:font-weight-asian="normal" style:font-size-complex="12pt" style:font-weight-complex="normal"/>
    </style:style>
    <style:style style:name="T4" style:family="text">
      <style:text-properties fo:font-variant="normal" fo:text-transform="none" fo:color="#000000" style:font-name="Times New Roman" fo:font-size="12pt" fo:letter-spacing="normal" fo:font-style="normal" style:text-underline-style="none" fo:font-weight="normal" officeooo:rsid="001d6a64" style:font-size-asian="10.5pt" style:font-weight-asian="normal" style:font-size-complex="12pt" style:font-weight-complex="normal"/>
    </style:style>
    <style:style style:name="T5" style:family="text">
      <style:text-properties fo:font-variant="normal" fo:text-transform="none" fo:color="#000000" style:font-name="Times New Roman" fo:font-size="12pt" fo:letter-spacing="normal" fo:font-style="normal" style:text-underline-style="none" fo:font-weight="normal" officeooo:rsid="001deb80" style:font-size-asian="10.5pt" style:font-weight-asian="normal" style:font-size-complex="12pt" style:font-weight-complex="normal"/>
    </style:style>
    <style:style style:name="T6" style:family="text">
      <style:text-properties fo:font-variant="normal" fo:text-transform="none" fo:color="#000000" style:font-name="Times New Roman" fo:font-size="12pt" fo:letter-spacing="normal" fo:font-style="normal" style:text-underline-style="none" fo:font-weight="normal" officeooo:rsid="0033826e" style:font-size-asian="10.5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style:text-underline-style="none" fo:font-weight="normal" officeooo:rsid="00351b05" style:font-size-asian="10.5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style:text-underline-style="none" fo:font-weight="normal" officeooo:rsid="0035d252" style:font-size-asian="10.5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style:text-underline-style="none" fo:font-weight="normal" officeooo:rsid="0035d273" style:font-size-asian="10.5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style:text-underline-style="none" fo:font-weight="normal" officeooo:rsid="00364659" style:font-size-asian="10.5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style:text-underline-style="none" fo:font-weight="normal" officeooo:rsid="00368dc9" style:font-size-asian="10.5pt" style:font-weight-asian="normal" style:font-size-complex="12pt" style:font-weight-complex="normal"/>
    </style:style>
    <style:style style:name="T12" style:family="text">
      <style:text-properties fo:font-variant="normal" fo:text-transform="none" fo:color="#000000" style:font-name="Times New Roman" fo:font-size="12pt" fo:letter-spacing="normal" fo:font-style="normal" style:text-underline-style="none" fo:font-weight="normal" officeooo:rsid="00381bc5" style:font-size-asian="10.5pt" style:font-weight-asian="normal" style:font-size-complex="12pt" style:font-weight-complex="normal"/>
    </style:style>
    <style:style style:name="T13" style:family="text">
      <style:text-properties fo:font-variant="normal" fo:text-transform="none" fo:color="#000000" style:font-name="Times New Roman" fo:font-size="12pt" fo:letter-spacing="normal" fo:font-style="normal" style:text-underline-style="none" fo:font-weight="normal" officeooo:rsid="0039c19b" style:font-size-asian="10.5pt" style:font-weight-asian="normal" style:font-size-complex="12pt" style:font-weight-complex="normal"/>
    </style:style>
    <style:style style:name="T14" style:family="text">
      <style:text-properties fo:font-variant="normal" fo:text-transform="none" fo:color="#000000" style:font-name="Times New Roman" fo:font-size="12pt" fo:letter-spacing="normal" fo:font-style="normal" style:text-underline-style="none" fo:font-weight="normal" officeooo:rsid="003a4590"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Comparing Imperative and Object-Oriented Programming </text:span></text:span><text:span text:style-name="Strong_20_Emphasis"><text:span text:style-name="T2">Analytical Comparison</text:span></text:span></text:p>
      <text:p text:style-name="P1"><text:span text:style-name="Strong_20_Emphasis"><text:span text:style-name="T3"/></text:span></text:p>
      <text:p text:style-name="P2"><text:span text:style-name="Strong_20_Emphasis"><text:span text:style-name="T3"/></text:span></text:p>
      <text:p text:style-name="P3"><text:span text:style-name="Strong_20_Emphasis"><text:span text:style-name="T3">The languages I chose to do this assignment in was Python3.6 for the imperative approach and Java(</text:span></text:span><text:span text:style-name="Strong_20_Emphasis"><text:span text:style-name="T5">v</text:span></text:span><text:span text:style-name="Strong_20_Emphasis"><text:span text:style-name="T3">1.8.0) </text:span></text:span><text:span text:style-name="Strong_20_Emphasis"><text:span text:style-name="T4">for object oriented approach</text:span></text:span><text:span text:style-name="Strong_20_Emphasis"><text:span text:style-name="T3">.</text:span></text:span></text:p>
      <text:p text:style-name="P4"><text:span text:style-name="Strong_20_Emphasis"><text:span text:style-name="T6">During the development process key features of both programming paradigms </text:span></text:span><text:span text:style-name="Strong_20_Emphasis"><text:span text:style-name="T7">began to</text:span></text:span><text:span text:style-name="Strong_20_Emphasis"><text:span text:style-name="T6"> st</text:span></text:span><text:span text:style-name="Strong_20_Emphasis"><text:span text:style-name="T7">i</text:span></text:span><text:span text:style-name="Strong_20_Emphasis"><text:span text:style-name="T6">ck out, some features were shared among the two approaches and others </text:span></text:span><text:span text:style-name="Strong_20_Emphasis"><text:span text:style-name="T7">were </text:span></text:span><text:span text:style-name="Strong_20_Emphasis"><text:span text:style-name="T6">completely independent of one another. </text:span></text:span></text:p>
      <text:p text:style-name="P4"><text:span text:style-name="Strong_20_Emphasis"><text:span text:style-name="T6"/></text:span></text:p>
      <text:p text:style-name="P5"><text:span text:style-name="Strong_20_Emphasis"><text:span text:style-name="T7">The initial program I wrote used the imperative approach of programming where a dictionary data type was defined at a global scope and the proceeding code merely consisted of logical rules used to manipulate and change the state of the dictionary, in particular the values it contained which were simply empty lists.</text:span></text:span></text:p>
      <text:p text:style-name="P6"><text:span text:style-name="Strong_20_Emphasis"><text:span text:style-name="T8">Once we defined our main data structure that would behave similar to a week, where each day was empty with no appointments to start of with, all we simply had to do was </text:span></text:span><text:span text:style-name="Strong_20_Emphasis"><text:span text:style-name="T9">append a string that would have a name, start time and end time and essentially act as an appoinment. By doing this we ended up changing the state of the program where our main data structure conisted of predefined keys and empty lists but </text:span></text:span><text:span text:style-name="Strong_20_Emphasis"><text:span text:style-name="T10">now since we appended our string through direct assignment to the list it was no longer in its default state</text:span></text:span><text:span text:style-name="Strong_20_Emphasis"><text:span text:style-name="T9">. From here on we implemented more code that allowed the user to change the state further of the program by allowing them to remove ‘appointments’ from the days and some additional code to make sure their input made sense i.e. an appoinment could not start at 25:00 or appointments could not overlap. </text:span></text:span><text:span text:style-name="Strong_20_Emphasis"><text:span text:style-name="T10">This approach to programming is the essence of imperative programming since at now stage did we create new instances of our dictionary which was the main focus of our program but instead we simply altered and changed its state over the course of the run time. One of the huge benefits of the imperative paradigm is its linear approach to programming, it doesn’t require a lot of planning since we are dealing with a single state and we’re allowed to interact directly with the state through direct assignment. </text:span></text:span></text:p>
      <text:p text:style-name="P6"><text:span text:style-name="Strong_20_Emphasis"><text:span text:style-name="T10"/></text:span></text:p>
      <text:p text:style-name="P7"><text:span text:style-name="Strong_20_Emphasis"><text:span text:style-name="T10">However this is not the case with the object oriented approach. In the object oriented approach to the appointment program a fair bit more thought was required since we’re now dealing with classes and objects. A class </text:span></text:span><text:span text:style-name="Strong_20_Emphasis"><text:span text:style-name="T11">is similar to a template of a thing that clearly outlines the fields that it has alongside with methods that can perform actions on said fields,</text:span></text:span><text:span text:style-name="Strong_20_Emphasis"><text:span text:style-name="T13"> by doing this we can quickly create new instances of these classes called objects</text:span></text:span><text:span text:style-name="Strong_20_Emphasis"><text:span text:style-name="T11">, we can also set certain attributes on the methods or fields such as public,private and so on. This is encapsulation and gives object oriented programming its modularity and robustness in regards to security (by setting certain fields or methods to private) and maintainability (a bug arises in the code, it is much easier to locate and fix since its spread across well labeled files rather than a single clump of code). </text:span></text:span><text:span text:style-name="Strong_20_Emphasis"><text:span text:style-name="T12">Other key features are inheritance and composition, where classes can derive or consist of other classes and polymorphism, where the same method can be defined multiple times but changing its return type or the more popular version of when a child class calls a parent classes method on itself. </text:span></text:span></text:p>
      <text:p text:style-name="P8"><text:span text:style-name="Strong_20_Emphasis"><text:span text:style-name="T12">In the object oriented implementation of the program there were still features of imperative programming such as state change and direct assignment but builds on top of it by implementing encapsulation and </text:span></text:span><text:span text:style-name="Strong_20_Emphasis"><text:span text:style-name="T13">composition. We can clearly see these traits since the code is now seperated into different files increasing modularity and accessability, fields are now private increasing security and robustness of the code and preventing direct interaction with a classes fields. Finally we can see that the Day class and Appointment class have a ‘has a’ relationship where the Day has a list of Appoinments, this is composition. One of the main reasons I chose Java to do the object oriented approach is was because of its static typing, </text:span></text:span><text:span text:style-name="Strong_20_Emphasis"><text:span text:style-name="T14">because of this we really get to see how classes work and how they essentially become their own data type. An example of this can be seen when we define our list array in our day class, we pass the type of Appointment to it therefore meaning we can only pass Appointments into this list array this again increases the robustness of the program as it enforces that only things of type Appointment are applicable and the only way to make a new instance of Appointment is to pass in the correct dat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6T23:21:20.025685782</dc:date>
    <meta:editing-duration>PT11M35S</meta:editing-duration>
    <meta:editing-cycles>2</meta:editing-cycles>
    <meta:generator>LibreOffice/6.0.6.2$Linux_X86_64 LibreOffice_project/00m0$Build-2</meta:generator>
    <meta:document-statistic meta:table-count="0" meta:image-count="0" meta:object-count="0" meta:page-count="1" meta:paragraph-count="7" meta:word-count="756" meta:character-count="4442" meta:non-whitespace-character-count="3690"/>
  </office:meta>
</office:document-meta>
</file>